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Arial, sans-serif"/>
  </office:font-face-decls>
  <office:automatic-styles>
    <style:style style:name="P1" style:family="paragraph" style:parent-style-name="Standard">
      <style:text-properties officeooo:paragraph-rsid="001b8ee5"/>
    </style:style>
    <style:style style:name="P2" style:family="paragraph" style:parent-style-name="Standard">
      <style:text-properties fo:font-weight="bold" officeooo:paragraph-rsid="001b8ee5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b8ee5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Quais são os dois tipos comuns de aprendizado supervisionado? (Escolha dois)</text:p>
      <text:p text:style-name="P1"><text:tab/><text:span text:style-name="T2">Classificação</text:span></text:p>
      <text:p text:style-name="P2">Correto</text:p>
      <text:p text:style-name="Text_20_body">A classificação prevê um conjunto limitado de categorias (também chamadas de classes). Essas categorias podem ser um conjunto limitado de números ou rótulos, como "gato" ou "cachorro".</text:p>
      <text:p text:style-name="P1"><text:span text:style-name="T2"><text:tab/>Regressão</text:span></text:p>
      <text:p text:style-name="P2">Correto</text:p>
      <text:p text:style-name="Text_20_body">A regressão prevê um número entre números potencialmente infinitamente possíveis.</text:p>
      <text:p text:style-name="P1"><text:tab/>Agrupamento</text:p>
      <text:p text:style-name="P1"/>
      <text:p text:style-name="P1"><text:span text:style-name="T1">2. </text:span>Qual dessas opções é um tipo de aprendizado não supervisionado?</text:p>
      <text:p text:style-name="Standard"><text:tab/>Regressão</text:p>
      <text:p text:style-name="Standard"><text:tab/>Classificação</text:p>
      <text:p text:style-name="P3"><text:tab/>Agrupamento</text:p>
      <text:p text:style-name="P3">Correto</text:p>
      <text:p text:style-name="Text_20_body">O clustering agrupa os dados em grupos ou clusters com base na semelhança de cada item (como um paciente de hospital ou um cliente de shopping) entre si.</text:p>
      <text:p text:style-name="P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1:07:54.345036010</meta:creation-date>
    <dc:date>2024-01-06T11:13:08.585533287</dc:date>
    <meta:editing-duration>PT5M14S</meta:editing-duration>
    <meta:editing-cycles>1</meta:editing-cycles>
    <meta:document-statistic meta:table-count="0" meta:image-count="0" meta:object-count="0" meta:page-count="1" meta:paragraph-count="14" meta:word-count="97" meta:character-count="656" meta:non-whitespace-character-count="567"/>
    <meta:generator>LibreOffice/7.3.7.2$Linux_X86_64 LibreOffice_project/30$Build-2</meta:generator>
  </office:meta>
</office:document-meta>
</file>